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4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3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3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3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3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3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3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3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3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3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3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3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3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3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office:value-type="float" office:value="-700" calcext:value-type="float">
            <text:p>-700</text:p>
          </table:table-cell>
        </table:table-row>
        <table:table-row table:style-name="ro14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3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3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14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</table:table-row>
        <table:table-row table:style-name="ro3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table:number-columns-repeated="2"/>
          <table:table-cell table:style-name="ce15" table:formula="of:=SUM([.B3:.F3])" office:value-type="float" office:value="20300" calcext:value-type="float">
            <text:p>20300</text:p>
          </table:table-cell>
          <table:table-cell table:formula="of:=SUM([.B22:.F22])" office:value-type="float" office:value="1278.57142857143" calcext:value-type="float">
            <text:p>1278.5714285714</text:p>
          </table:table-cell>
          <table:table-cell office:value-type="string" calcext:value-type="string">
            <text:p>Անի Գ․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2:.F22])" office:value-type="float" office:value="1278.57142857143" calcext:value-type="float">
            <text:p>1278.5714285714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2:.F22])" office:value-type="float" office:value="1278.57142857143" calcext:value-type="float">
            <text:p>1278.5714285714</text:p>
          </table:table-cell>
          <table:table-cell office:value-type="string" calcext:value-type="string">
            <text:p>Արմենուհի</text:p>
          </table:table-cell>
          <table:table-cell/>
          <table:table-cell table:formula="of:=[.K2]-[.G3]" office:value-type="float" office:value="-17200" calcext:value-type="float">
            <text:p>-172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2:.F22])" office:value-type="float" office:value="1278.57142857143" calcext:value-type="float">
            <text:p>1278.5714285714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Karen</text:p>
          </table:table-cell>
          <table:table-cell table:number-columns-repeated="3"/>
          <table:table-cell table:formula="of:=SUM([.B22:.F22])" office:value-type="float" office:value="1278.57142857143" calcext:value-type="float">
            <text:p>1278.5714285714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table:number-columns-repeated="3"/>
          <table:table-cell table:formula="of:=SUM([.E22:.F2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֊Tina</text:p>
          </table:table-cell>
          <table:table-cell/>
          <table:table-cell office:value-type="string" calcext:value-type="string">
            <text:p>֊Ti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table:number-columns-repeated="3"/>
          <table:table-cell table:formula="of:=SUM([.B22:.F22])" office:value-type="float" office:value="1278.57142857143" calcext:value-type="float">
            <text:p>1278.5714285714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Hasmik</text:p>
          </table:table-cell>
          <table:table-cell table:number-columns-repeated="5"/>
          <table:table-cell table:formula="of:=SUM([.D22:.F22])" office:value-type="float" office:value="342.857142857143" calcext:value-type="float">
            <text:p>342.857142857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342.857142857143" calcext:value-type="float">
            <text:p>342.8571428571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+Mariam</text:p>
          </table:table-cell>
          <table:table-cell table:number-columns-repeated="3"/>
          <table:table-cell table:formula="of:=SUM([.B22:.F22])" office:value-type="float" office:value="1278.57142857143" calcext:value-type="float">
            <text:p>1278.5714285714</text:p>
          </table:table-cell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22:.F22])" office:value-type="float" office:value="1278.57142857143" calcext:value-type="float">
            <text:p>1278.5714285714</text:p>
          </table:table-cell>
          <table:table-cell office:value-type="string" calcext:value-type="string">
            <text:p>Սերյոժա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Tatev</text:p>
          </table:table-cell>
          <table:table-cell table:number-columns-repeated="5"/>
          <table:table-cell table:formula="of:=SUM([.B22:.F22])" office:value-type="float" office:value="1278.57142857143" calcext:value-type="float">
            <text:p>1278.5714285714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1278.57142857143" calcext:value-type="float">
            <text:p>1278.5714285714</text:p>
          </table:table-cell>
          <table:table-cell office:value-type="string" calcext:value-type="string">
            <text:p>Դավիթ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1278.57142857143" calcext:value-type="float">
            <text:p>1278.5714285714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1278.57142857143" calcext:value-type="float">
            <text:p>1278.5714285714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2"/>
        </table:table-row>
        <table:table-row table:style-name="ro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1" office:value-type="float" office:value="342.857142857143" calcext:value-type="float">
            <text:p>342.857142857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342.857142857143" calcext:value-type="float">
            <text:p>342.8571428571</text:p>
          </table:table-cell>
          <table:table-cell office:value-type="string" calcext:value-type="string">
            <text:p>Վահ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342.857142857143" calcext:value-type="float">
            <text:p>342.8571428571</text:p>
          </table:table-cell>
          <table:table-cell office:value-type="string" calcext:value-type="string">
            <text:p>Տաթև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342.857142857143" calcext:value-type="float">
            <text:p>342.8571428571</text:p>
          </table:table-cell>
          <table:table-cell office:value-type="string" calcext:value-type="string">
            <text:p>Մովսե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342.857142857143" calcext:value-type="float">
            <text:p>342.8571428571</text:p>
          </table:table-cell>
          <table:table-cell table:style-name="ce47" office:value-type="string" calcext:value-type="string">
            <text:p>Մարի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])" office:value-type="float" office:value="342.857142857143" calcext:value-type="float">
            <text:p>342.857142857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2:.F22])" office:value-type="float" office:value="1278.57142857143" calcext:value-type="float">
            <text:p>1278.5714285714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2:.F22])" office:value-type="float" office:value="1278.57142857143" calcext:value-type="float">
            <text:p>1278.5714285714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5" table:formula="of:=SUM([.H3:.H29])" office:value-type="float" office:value="20300" calcext:value-type="float">
            <text:p>20300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20:13:34.595965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09T22:44:18.514374583</dc:date>
    <meta:editing-duration>P5DT8H47M24S</meta:editing-duration>
    <meta:editing-cycles>2001</meta:editing-cycles>
    <meta:generator>LibreOffice/4.2.6.3$Linux_X86_64 LibreOffice_project/420m0$Build-3</meta:generator>
    <meta:document-statistic meta:table-count="12" meta:cell-count="4792" meta:object-count="0"/>
  </office:meta>
</office:document-meta>
</file>